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top" draw:auto-grow-height="false" fo:min-height="13.575cm" fo:min-width="7.004cm"/>
    </style:style>
    <style:style style:name="gr2" style:family="graphic" style:parent-style-name="standard">
      <style:graphic-properties draw:textarea-horizontal-align="justify" draw:textarea-vertical-align="middle" draw:auto-grow-height="false" fo:min-height="0.575cm" fo:min-width="2.269cm"/>
    </style:style>
    <style:style style:name="gr3" style:family="graphic" style:parent-style-name="standard">
      <style:graphic-properties draw:textarea-horizontal-align="justify" draw:textarea-vertical-align="middle" draw:auto-grow-height="false" fo:min-height="0.576cm" fo:min-width="1.213cm"/>
    </style:style>
    <style:style style:name="gr4" style:family="graphic" style:parent-style-name="standard">
      <style:graphic-properties draw:stroke="dash" draw:stroke-dash="Fine_20_Dashed" svg:stroke-width="0.018cm" svg:stroke-color="#ff3333" draw:marker-start-width="0.377cm" draw:marker-end-width="0.377cm" draw:textarea-horizontal-align="justify" draw:textarea-vertical-align="middle" draw:auto-grow-height="false" fo:min-height="0.557cm" fo:min-width="2.546cm" fo:padding-top="0.134cm" fo:padding-bottom="0.134cm" fo:padding-left="0.259cm" fo:padding-right="0.259cm" draw:shadow="visible" draw:shadow-opacity="100%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dash" draw:stroke-dash="Fine_20_Dashed" svg:stroke-width="0.018cm" svg:stroke-color="#ff3333" draw:marker-start-width="0.377cm" draw:marker-end-width="0.377cm" draw:textarea-horizontal-align="justify" draw:textarea-vertical-align="middle" draw:auto-grow-height="false" fo:min-height="0.557cm" fo:min-width="3.601cm" fo:padding-top="0.134cm" fo:padding-bottom="0.134cm" fo:padding-left="0.259cm" fo:padding-right="0.259cm" draw:shadow="visible" draw:shadow-opacity="100%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0.575cm" fo:min-width="2.269cm"/>
    </style:style>
    <style:style style:name="gr8" style:family="graphic" style:parent-style-name="standard">
      <style:graphic-properties draw:stroke="dash" draw:stroke-dash="Fine_20_Dashed" svg:stroke-width="0.018cm" svg:stroke-color="#ff3333" draw:marker-start-width="0.377cm" draw:marker-end-width="0.377cm" draw:fill-color="#ffcc00" draw:textarea-horizontal-align="justify" draw:textarea-vertical-align="middle" draw:auto-grow-height="false" fo:min-height="0.557cm" fo:min-width="3.194cm" fo:padding-top="0.134cm" fo:padding-bottom="0.134cm" fo:padding-left="0.259cm" fo:padding-right="0.259cm" draw:shadow="visible" draw:shadow-opacity="100%"/>
    </style:style>
    <style:style style:name="gr9" style:family="graphic" style:parent-style-name="objectwithoutfill">
      <style:graphic-properties draw:stroke="dash" draw:stroke-dash="Fine_20_Dashed" svg:stroke-color="#ff3300" draw:marker-start="Circle" draw:marker-end="Arrow" draw:marker-end-width="0.3cm" draw:fill="none" draw:textarea-vertical-align="middle"/>
    </style:style>
    <style:style style:name="gr10" style:family="graphic" style:parent-style-name="standard">
      <style:graphic-properties draw:fill-color="#ffcc00" draw:textarea-horizontal-align="left" draw:textarea-vertical-align="middle" draw:auto-grow-height="false" fo:min-height="0.375cm" fo:min-width="0.1cm" fo:padding-left="2cm"/>
    </style:style>
    <style:style style:name="gr11" style:family="graphic" style:parent-style-name="standard">
      <style:graphic-properties draw:fill-color="#729fcf" draw:textarea-horizontal-align="left" draw:textarea-vertical-align="middle" draw:auto-grow-height="false" fo:min-height="0.375cm" fo:min-width="0cm" fo:padding-left="2cm"/>
    </style:style>
    <style:style style:name="gr12" style:family="graphic" style:parent-style-name="standard">
      <style:graphic-properties draw:textarea-horizontal-align="justify" draw:textarea-vertical-align="middle" draw:auto-grow-height="false" fo:min-height="1.198cm" fo:min-width="2.901cm"/>
    </style:style>
    <style:style style:name="gr13" style:family="graphic" style:parent-style-name="standard">
      <style:graphic-properties draw:textarea-horizontal-align="justify" draw:textarea-vertical-align="middle" draw:auto-grow-height="false" fo:min-height="1.544cm" fo:min-width="2.514cm"/>
    </style:style>
    <style:style style:name="gr14" style:family="graphic" style:parent-style-name="standard">
      <style:graphic-properties draw:textarea-horizontal-align="justify" draw:textarea-vertical-align="middle" draw:auto-grow-height="false" fo:min-height="0.5cm" fo:min-width="2.269cm"/>
    </style:style>
    <style:style style:name="gr15" style:family="graphic" style:parent-style-name="standard">
      <style:graphic-properties draw:stroke="dash" draw:stroke-dash="Fine_20_Dashed" svg:stroke-width="0.018cm" svg:stroke-color="#ff3333" draw:marker-start-width="0.377cm" draw:marker-end-width="0.377cm" draw:fill-color="#ffcc00" draw:textarea-horizontal-align="justify" draw:textarea-vertical-align="middle" draw:auto-grow-height="false" fo:min-height="0.557cm" fo:min-width="3.601cm" fo:padding-top="0.134cm" fo:padding-bottom="0.134cm" fo:padding-left="0.259cm" fo:padding-right="0.259cm" draw:shadow="visible" draw:shadow-opacity="100%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 fo:min-height="1.038cm" fo:min-width="3.1cm"/>
    </style:style>
    <style:style style:name="gr17" style:family="graphic" style:parent-style-name="standard">
      <style:graphic-properties draw:textarea-horizontal-align="justify" draw:textarea-vertical-align="middle" draw:auto-grow-height="false" fo:min-height="2.076cm" fo:min-width="1.67cm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0.879cm" fo:min-width="2.094cm"/>
    </style:style>
    <style:style style:name="gr19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vertical-align="top"/>
    </style:style>
    <style:style style:name="gr21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top"/>
    </style:style>
    <style:style style:name="gr22" style:family="graphic" style:parent-style-name="standard">
      <style:graphic-properties draw:textarea-horizontal-align="justify" draw:textarea-vertical-align="middle" draw:auto-grow-height="false" fo:min-height="2.922cm" fo:min-width="3.264cm"/>
    </style:style>
    <style:style style:name="gr23" style:family="graphic" style:parent-style-name="standard">
      <style:graphic-properties draw:textarea-horizontal-align="justify" draw:textarea-vertical-align="middle" draw:auto-grow-height="false" fo:min-height="2.921cm" fo:min-width="3.264cm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2.922cm" fo:min-width="3.699cm"/>
    </style:style>
    <style:style style:name="gr25" style:family="graphic" style:parent-style-name="standard">
      <style:graphic-properties draw:textarea-horizontal-align="justify" draw:textarea-vertical-align="middle" draw:auto-grow-height="false" fo:min-height="1.176cm" fo:min-width="4.166cm"/>
    </style:style>
    <style:style style:name="gr26" style:family="graphic" style:parent-style-name="standard">
      <style:graphic-properties draw:textarea-horizontal-align="justify" draw:textarea-vertical-align="middle" draw:auto-grow-height="false" fo:min-height="1.043cm" fo:min-width="3.12cm"/>
    </style:style>
    <style:style style:name="gr27" style:family="graphic" style:parent-style-name="standard">
      <style:graphic-properties draw:fill-color="#ffcc00" draw:textarea-horizontal-align="justify" draw:textarea-vertical-align="middle" draw:auto-grow-height="false" fo:min-height="1.075cm" fo:min-width="5.466cm"/>
    </style:style>
    <style:style style:name="gr28" style:family="graphic" style:parent-style-name="standard">
      <style:graphic-properties draw:textarea-horizontal-align="justify" draw:textarea-vertical-align="middle" draw:auto-grow-height="false" fo:min-height="0.718cm" fo:min-width="3.401cm"/>
    </style:style>
    <style:style style:name="gr29" style:family="graphic" style:parent-style-name="standard">
      <style:graphic-properties draw:textarea-horizontal-align="justify" draw:textarea-vertical-align="middle" draw:auto-grow-height="false" fo:min-height="1.075cm" fo:min-width="5.3cm"/>
    </style:style>
    <style:style style:name="gr30" style:family="graphic" style:parent-style-name="standard">
      <style:graphic-properties draw:textarea-horizontal-align="justify" draw:textarea-vertical-align="middle" draw:auto-grow-height="false" fo:min-height="0.489cm" fo:min-width="5.514cm"/>
    </style:style>
    <style:style style:name="gr31" style:family="graphic" style:parent-style-name="standard">
      <style:graphic-properties draw:textarea-horizontal-align="justify" draw:textarea-vertical-align="middle" draw:auto-grow-height="false" fo:min-height="0.625cm" fo:min-width="4.25cm"/>
    </style:style>
    <style:style style:name="gr32" style:family="graphic" style:parent-style-name="standard">
      <style:graphic-properties draw:textarea-horizontal-align="justify" draw:textarea-vertical-align="middle" draw:auto-grow-height="false" fo:min-height="0.759cm" fo:min-width="3.784cm"/>
    </style:style>
    <style:style style:name="gr33" style:family="graphic" style:parent-style-name="standard">
      <style:graphic-properties draw:textarea-horizontal-align="justify" draw:textarea-vertical-align="middle" draw:auto-grow-height="false" fo:min-height="1.375cm" fo:min-width="7.2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font-size="12pt"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  <style:text-properties fo:font-size="12pt"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  <style:text-properties fo:font-size="12pt" fo:language="zxx" fo:country="none" style:language-asian="zxx" style:country-asian="none" style:language-complex="zxx" style:country-complex="none"/>
    </style:style>
    <style:style style:name="P5" style:family="paragraph">
      <loext:graphic-properties draw:fill-color="#ffcc00"/>
      <style:paragraph-properties fo:text-align="center"/>
      <style:text-properties fo:font-size="12pt" fo:language="zxx" fo:country="none" style:language-asian="zxx" style:country-asian="none" style:language-complex="zxx" style:country-complex="none"/>
    </style:style>
    <style:style style:name="P6" style:family="paragraph">
      <style:paragraph-properties fo:margin-left="0.5cm" fo:margin-right="0cm" fo:text-align="start" fo:text-indent="0cm"/>
    </style:style>
    <style:style style:name="P7" style:family="paragraph">
      <loext:graphic-properties draw:fill-color="#ffcc00"/>
      <style:paragraph-properties fo:margin-left="0.5cm" fo:margin-right="0cm" fo:text-align="start" fo:text-indent="0cm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-color="#729fcf"/>
      <style:paragraph-properties fo:margin-left="0.5cm" fo:margin-right="0cm" fo:text-align="start" fo:text-indent="0cm"/>
      <style:text-properties fo:language="zxx" fo:country="none" style:language-asian="zxx" style:country-asian="none" style:language-complex="zxx" style:country-complex="none"/>
    </style:style>
    <style:style style:name="P9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style:paragraph-properties fo:margin-left="0cm" fo:margin-right="0cm" fo:margin-top="0cm" fo:margin-bottom="0cm" fo:text-align="center" fo:text-indent="0cm"/>
    </style:style>
    <style:style style:name="P13" style:family="paragraph">
      <style:paragraph-properties fo:text-align="center"/>
      <style:text-properties fo:font-size="14pt"/>
    </style:style>
    <style:style style:name="P14" style:family="paragraph">
      <loext:graphic-properties draw:fill-color="#ffcc00"/>
      <style:paragraph-properties fo:text-align="center"/>
      <style:text-properties fo:font-size="14pt"/>
    </style:style>
    <style:style style:name="P15" style:family="paragraph">
      <loext:graphic-properties draw:fill-color="#ffcc00"/>
      <style:paragraph-properties fo:text-align="center"/>
    </style:style>
    <style:style style:name="T1" style:family="text">
      <style:text-properties fo:font-size="12pt"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color="#ffcc00" fo:font-size="14pt"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color="#3399ff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lass derivation" draw:style-name="dp1" draw:master-page-name="Padrão">
        <draw:custom-shape draw:style-name="gr1" draw:text-style-name="P2" draw:layer="layout" svg:width="7.504cm" svg:height="13.9cm" draw:transform="rotate (-3.14159265358979) translate (19.104cm 22.1cm)">
          <text:p text:style-name="P1"><text:span text:style-name="T1">Static (read only)</text:span></text:p>
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4" draw:id="id14" draw:layer="layout" svg:width="2.769cm" svg:height="0.825cm" svg:x="6.403cm" svg:y="7.7cm">
          <text:p text:style-name="P1"><text:span text:style-name="T1">prom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layout" svg:width="2.239cm" svg:height="0.825cm" svg:x="13.088cm" svg:y="9.219cm">
          <text:p text:style-name="P1"><text:span text:style-name="T1">actio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xml:id="id2" draw:id="id2" draw:layer="layout" svg:width="3.064cm" svg:height="0.825cm" svg:x="12.675cm" svg:y="10.851cm">
          <text:p text:style-name="P1"><text:span text:style-name="T1">pr</text:span><text:span text:style-name="T1">om</text:span><text:span text:style-name="T1">pt</text:span><text:span text:style-name="T1">Sh</text:span><text:span text:style-name="T1">ad</text:span><text:span text:style-name="T1">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s" svg:x1="14.207cm" svg:y1="10.044cm" svg:x2="14.207cm" svg:y2="10.851cm" draw:start-shape="id1" draw:start-glue-point="2" draw:end-shape="id2" draw:end-glue-point="0" svg:d="M14207 10044v501-204 510" svg:viewBox="0 0 1 808">
          <text:p/>
        </draw:connector>
        <draw:custom-shape draw:style-name="gr2" draw:text-style-name="P3" xml:id="id5" draw:id="id5" draw:layer="layout" svg:width="2.769cm" svg:height="0.825cm" svg:x="6.403cm" svg:y="14.106cm">
          <text:p text:style-name="P1"><text:span text:style-name="T1">m</text:span><text:span text:style-name="T1">en</text:span><text:span text:style-name="T1">u</text:span><text:span text:style-name="T1">N</text:span><text:span text:style-name="T1">od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3" draw:id="id3" draw:layer="layout" svg:width="4.119cm" svg:height="0.825cm" svg:x="14.781cm" svg:y="14.1cm">
          <text:p text:style-name="P1"><text:span text:style-name="T1">m</text:span><text:span text:style-name="T1">en</text:span><text:span text:style-name="T1">u</text:span><text:span text:style-name="T1">N</text:span><text:span text:style-name="T1">od</text:span><text:span text:style-name="T1">e</text:span><text:span text:style-name="T1">S</text:span><text:span text:style-name="T1">ha</text:span><text:span text:style-name="T1">do</text:span><text:span text:style-name="T1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2.769cm" svg:height="0.825cm" svg:x="1.905cm" svg:y="16.732cm">
          <text:p text:style-name="P1"><text:span text:style-name="T1">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13" draw:id="id13" draw:layer="layout" svg:width="2.769cm" svg:height="0.825cm" svg:x="8.4cm" svg:y="12.575cm">
          <text:p text:style-name="P1"><text:span text:style-name="T1">menu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4" draw:id="id4" draw:layer="layout" svg:width="3.712cm" svg:height="0.825cm" svg:x="11.9cm" svg:y="12.975cm">
          <text:p text:style-name="P1"><text:span text:style-name="T1">menuFieldShad</text:span><text:span text:style-name="T1">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s" draw:line-skew="0.016cm -1.19cm" svg:x1="14.207cm" svg:y1="11.676cm" svg:x2="16.84cm" svg:y2="14.1cm" draw:start-shape="id2" draw:start-glue-point="2" draw:end-shape="id3" draw:end-glue-point="0" svg:d="M14207 11676v724h2633v1700" svg:viewBox="0 0 2634 2425">
          <text:p/>
        </draw:connector>
        <draw:connector draw:style-name="gr5" draw:text-style-name="P4" draw:layer="layout" draw:type="lines" draw:line-skew="0.016cm -0.065cm" svg:x1="14.207cm" svg:y1="11.676cm" svg:x2="13.756cm" svg:y2="12.975cm" draw:start-shape="id2" draw:start-glue-point="2" draw:end-shape="id4" draw:end-glue-point="0" svg:d="M14207 11676v724h-451v575" svg:viewBox="0 0 452 1300">
          <text:p/>
        </draw:connector>
        <draw:connector draw:style-name="gr5" draw:text-style-name="P4" draw:layer="layout" draw:type="lines" draw:line-skew="0.069cm -0.73cm" svg:x1="7.787cm" svg:y1="14.931cm" svg:x2="3.289cm" svg:y2="16.732cm" draw:start-shape="id5" draw:start-glue-point="2" draw:end-shape="id6" draw:end-glue-point="0" svg:d="M7787 14931v569h-4498v1232" svg:viewBox="0 0 4499 1802">
          <text:p/>
        </draw:connector>
        <draw:custom-shape draw:style-name="gr7" draw:text-style-name="P5" xml:id="id7" draw:id="id7" draw:layer="layout" svg:width="2.769cm" svg:height="0.825cm" svg:x="6.403cm" svg:y="16.7cm">
          <text:p text:style-name="P1"><text:span text:style-name="T1">menuVari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7.787cm" svg:y1="14.931cm" svg:x2="7.787cm" svg:y2="16.7cm" draw:start-shape="id5" draw:start-glue-point="2" draw:end-shape="id7" draw:end-glue-point="0" svg:d="M7787 14931v1769" svg:viewBox="0 0 1 1770">
          <text:p/>
        </draw:connector>
        <draw:custom-shape draw:style-name="gr7" draw:text-style-name="P5" xml:id="id10" draw:id="id10" draw:layer="layout" svg:width="2.769cm" svg:height="0.825cm" svg:x="7.927cm" svg:y="19.338cm">
          <text:p text:style-name="P1"><text:span text:style-name="T1">choo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9" draw:id="id9" draw:layer="layout" svg:width="2.769cm" svg:height="0.825cm" svg:x="4.822cm" svg:y="19.338cm">
          <text:p text:style-name="P1"><text:span text:style-name="T1">togg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8" draw:id="id8" draw:layer="layout" svg:width="2.769cm" svg:height="0.825cm" svg:x="1.7cm" svg:y="19.338cm">
          <text:p text:style-name="P1"><text:span text:style-name="T1">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7.787cm" svg:y1="17.525cm" svg:x2="3.084cm" svg:y2="19.338cm" draw:start-shape="id7" draw:start-glue-point="2" draw:end-shape="id8" draw:end-glue-point="0" svg:d="M7787 17525v906h-4703v907" svg:viewBox="0 0 4704 1814">
          <text:p/>
        </draw:connector>
        <draw:connector draw:style-name="gr5" draw:text-style-name="P4" draw:layer="layout" svg:x1="7.787cm" svg:y1="17.525cm" svg:x2="6.206cm" svg:y2="19.338cm" draw:start-shape="id7" draw:start-glue-point="2" draw:end-shape="id9" draw:end-glue-point="0" svg:d="M7787 17525v906h-1581v907" svg:viewBox="0 0 1582 1814">
          <text:p/>
        </draw:connector>
        <draw:connector draw:style-name="gr5" draw:text-style-name="P4" draw:layer="layout" svg:x1="7.787cm" svg:y1="17.525cm" svg:x2="9.311cm" svg:y2="19.338cm" draw:start-shape="id7" draw:start-glue-point="2" draw:end-shape="id10" draw:end-glue-point="0" svg:d="M7787 17525v906h1524v907" svg:viewBox="0 0 1525 1814">
          <text:p/>
        </draw:connector>
        <draw:connector draw:style-name="gr9" draw:text-style-name="P4" draw:layer="layout" draw:type="curve" svg:x1="4.9cm" svg:y1="12.9cm" svg:x2="6.403cm" svg:y2="14.518cm" draw:start-shape="id11" draw:start-glue-point="7" draw:end-shape="id5" draw:end-glue-point="3" svg:d="M4900 12900c1128 0 377 1618 1503 1618" svg:viewBox="0 0 1504 1619">
          <text:p text:style-name="P1"><text:span text:style-name="T1">t</text:span><text:span text:style-name="T1">a</text:span><text:span text:style-name="T1">r</text:span><text:span text:style-name="T1">g</text:span><text:span text:style-name="T1">e</text:span><text:span text:style-name="T1">t</text:span></text:p>
        </draw:connector>
        <draw:connector draw:style-name="gr5" draw:text-style-name="P4" draw:layer="layout" svg:x1="7.787cm" svg:y1="10.1cm" svg:x2="9.784cm" svg:y2="12.575cm" draw:start-shape="id12" draw:start-glue-point="2" draw:end-shape="id13" draw:end-glue-point="0" svg:d="M7787 10100v1237h1997v1238" svg:viewBox="0 0 1998 2476">
          <text:p/>
        </draw:connector>
        <draw:connector draw:style-name="gr5" draw:text-style-name="P4" draw:layer="layout" svg:x1="7.787cm" svg:y1="10.1cm" svg:x2="7.787cm" svg:y2="14.106cm" draw:start-shape="id12" draw:start-glue-point="2" draw:end-shape="id5" draw:end-glue-point="0" svg:d="M7787 10100v4006" svg:viewBox="0 0 1 4007">
          <text:p/>
        </draw:connector>
        <draw:custom-shape draw:style-name="gr10" draw:text-style-name="P7" draw:layer="layout" svg:width="0.6cm" svg:height="0.7cm" svg:x="1.9cm" svg:y="27.1cm">
          <text:p text:style-name="P6"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6cm" svg:height="0.7cm" svg:x="1.9cm" svg:y="26.3cm">
          <text:p text:style-name="P6"><text:span text:style-name="T2">Cla</text:span><text:span text:style-name="T2">ss/</text:span><text:span text:style-name="T2">Str</text:span><text:span text:style-name="T2">uct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15" draw:id="id15" draw:layer="layout" svg:width="3.4cm" svg:height="1.9cm" svg:x="1.2cm" svg:y="7.3cm">
          <text:p text:style-name="P1"><text:span text:style-name="T2">navRoot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3" draw:text-style-name="P9" xml:id="id11" draw:id="id11" draw:layer="layout" svg:width="3.5cm" svg:height="2.8cm" svg:x="1.4cm" svg:y="11.5cm">
          <text:p text:style-name="P1"><text:span text:style-name="T2">navNod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9" draw:text-style-name="P4" draw:layer="layout" draw:type="curve" svg:x1="9.172cm" svg:y1="8.112cm" svg:x2="12.675cm" svg:y2="11.284cm" draw:start-shape="id14" draw:start-glue-point="1" svg:d="M9172 8112c3003 0 1252 3172 3503 3172" svg:viewBox="0 0 3504 3173">
          <text:p text:style-name="P1"><text:span text:style-name="T1">s</text:span><text:span text:style-name="T1">h</text:span><text:span text:style-name="T1">a</text:span><text:span text:style-name="T1">d</text:span><text:span text:style-name="T1">o</text:span><text:span text:style-name="T1">w</text:span></text:p>
        </draw:connector>
        <draw:connector draw:style-name="gr9" draw:text-style-name="P4" draw:layer="layout" draw:type="curve" draw:line-skew="-0.051cm" svg:x1="2.9cm" svg:y1="9.2cm" svg:x2="3.15cm" svg:y2="11.5cm" draw:start-shape="id15" draw:start-glue-point="6" draw:end-shape="id11" draw:end-glue-point="4" svg:d="M2900 9200c0 1650 250 500 250 2300" svg:viewBox="0 0 251 2301">
          <text:p text:style-name="P1"><text:span text:style-name="T1">p</text:span><text:span text:style-name="T1">a</text:span><text:span text:style-name="T1">t</text:span><text:span text:style-name="T1">h</text:span><text:span text:style-name="T1">[</text:span><text:span text:style-name="T1">l</text:span><text:span text:style-name="T1">e</text:span><text:span text:style-name="T1">v</text:span><text:span text:style-name="T1">e</text:span><text:span text:style-name="T1">l</text:span><text:span text:style-name="T1">]</text:span></text:p>
        </draw:connector>
        <draw:connector draw:style-name="gr9" draw:text-style-name="P4" draw:layer="controls" draw:type="curve" draw:line-skew="-0.8cm" svg:x1="4.6cm" svg:y1="8.25cm" svg:x2="8.4cm" svg:y2="12.987cm" draw:start-shape="id15" draw:start-glue-point="7" draw:end-shape="id13" draw:end-glue-point="3" svg:d="M4600 8250c1650 0-250 4737 3800 4737" svg:viewBox="0 0 3801 4738">
          <text:p text:style-name="P1"><text:span text:style-name="T1">n</text:span><text:span text:style-name="T1">a</text:span><text:span text:style-name="T1">v</text:span><text:span text:style-name="T1">T</text:span><text:span text:style-name="T1">a</text:span><text:span text:style-name="T1">r</text:span><text:span text:style-name="T1">g</text:span><text:span text:style-name="T1">e</text:span><text:span text:style-name="T1">t</text:span></text:p>
        </draw:connector>
        <draw:custom-shape draw:style-name="gr14" draw:text-style-name="P3" xml:id="id12" draw:id="id12" draw:layer="layout" svg:width="2.769cm" svg:height="0.825cm" svg:x="6.403cm" svg:y="9.275cm">
          <text:p text:style-name="P1"><text:span text:style-name="T1">navT</text:span><text:span text:style-name="T1">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0" draw:layer="layout" svg:x1="7.787cm" svg:y1="8.525cm" svg:x2="7.787cm" svg:y2="9.275cm" draw:start-shape="id14" draw:start-glue-point="2" draw:end-shape="id12" draw:end-glue-point="0" svg:d="M7787 8525v750" svg:viewBox="0 0 1 751">
          <text:p/>
        </draw:connector>
        <draw:custom-shape draw:style-name="gr15" draw:text-style-name="P5" xml:id="id16" draw:id="id16" draw:layer="layout" svg:width="4.119cm" svg:height="0.825cm" svg:x="11.881cm" svg:y="16.7cm">
          <text:p text:style-name="P1"><text:span text:style-name="T1">men</text:span><text:span text:style-name="T1">uVari</text:span><text:span text:style-name="T1">antS</text:span><text:span text:style-name="T1">hado</text:span><text:span text:style-name="T1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0" draw:layer="layout" svg:x1="16.84cm" svg:y1="14.925cm" svg:x2="13.94cm" svg:y2="16.7cm" draw:start-shape="id3" draw:start-glue-point="2" draw:end-shape="id16" draw:end-glue-point="0" svg:d="M16840 14925v987h-2900v788" svg:viewBox="0 0 2901 1776">
          <text:p/>
        </draw:connector>
        <draw:custom-shape draw:style-name="gr16" draw:text-style-name="P11" xml:id="id19" draw:id="id19" draw:layer="layout" svg:width="3.6cm" svg:height="1.7cm" svg:x="1.9cm" svg:y="1.4cm">
          <text:p text:style-name="P1">Stream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7" draw:text-style-name="P1" xml:id="id18" draw:id="id18" draw:layer="layout" svg:width="3.3cm" svg:height="2.4cm" svg:x="9.4cm" svg:y="3.4cm">
          <text:p text:style-name="P1">menuOu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8" draw:text-style-name="P11" xml:id="id17" draw:id="id17" draw:layer="layout" svg:width="2.8cm" svg:height="1.3cm" svg:x="9.65cm" svg:y="1.3cm">
          <text:p text:style-name="P1">Pri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0" draw:layer="layout" svg:x1="11.05cm" svg:y1="2.6cm" svg:x2="11.05cm" svg:y2="3.4cm" draw:start-shape="id17" draw:start-glue-point="6" draw:end-shape="id18" draw:end-glue-point="4" svg:d="M11050 2600v800" svg:viewBox="0 0 1 801">
          <text:p/>
        </draw:connector>
        <draw:connector draw:style-name="gr19" draw:text-style-name="P10" draw:layer="layout" draw:type="curve" svg:x1="2.9cm" svg:y1="7.3cm" svg:x2="3.7cm" svg:y2="2.966cm" draw:start-shape="id15" draw:start-glue-point="4" draw:end-shape="id19" draw:end-glue-point="6" svg:d="M2900 7300c0-3148 800-982 800-4334" svg:viewBox="0 0 801 4335">
          <text:p/>
        </draw:connector>
        <draw:connector draw:style-name="gr19" draw:text-style-name="P10" draw:layer="layout" draw:type="curve" svg:x1="2.9cm" svg:y1="7.3cm" svg:x2="9.4cm" svg:y2="4.6cm" draw:start-shape="id15" draw:start-glue-point="4" draw:end-shape="id18" draw:end-glue-point="5" svg:d="M2900 7300c0-1800 2166-2700 6500-2700" svg:viewBox="0 0 6501 2701">
          <text:p/>
        </draw:connector>
        <draw:line draw:style-name="gr20" draw:text-style-name="P10" draw:layer="layout" svg:x1="7.8cm" svg:y1="26.8cm" svg:x2="8.9cm" svg:y2="26.8cm">
          <text:p text:style-name="P12">derive</text:p>
        </draw:line>
        <draw:line draw:style-name="gr21" draw:text-style-name="P10" draw:layer="layout" svg:x1="10.6cm" svg:y1="26.8cm" svg:x2="12.3cm" svg:y2="26.8cm">
          <text:p text:style-name="P1">Pointer<text:line-break/>or reference</text:p>
        </draw:line>
      </draw:page>
      <draw:page draw:name="Virtual functions" draw:style-name="dp1" draw:master-page-name="Padrão">
        <draw:custom-shape draw:style-name="gr22" draw:text-style-name="P13" xml:id="id20" draw:id="id20" draw:layer="layout" svg:width="3.764cm" svg:height="3.247cm" svg:x="2.536cm" svg:y="3cm">
          <text:p text:style-name="P1"><text:span text:style-name="T3">prompt</text:span></text:p>
          <text:p text:style-name="P1"><text:span text:style-name="T4"/></text:p>
          <text:p text:style-name="P1"><text:span text:style-name="T4">printTo</text:span></text:p>
          <text:p text:style-name="P1"><text:span text:style-name="T4">changed</text:span></text:p>
          <text:p text:style-name="P1"><text:span text:style-name="T4">activ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3" xml:id="id21" draw:id="id21" draw:layer="layout" svg:width="3.764cm" svg:height="3.247cm" svg:x="2.536cm" svg:y="7.553cm">
          <text:p text:style-name="P1"><text:span text:style-name="T3">navTarget</text:span></text:p>
          <text:p text:style-name="P1"><text:span text:style-name="T4"/></text:p>
          <text:p text:style-name="P1"><text:span text:style-name="T4">navig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3" draw:layer="layout" svg:width="3.764cm" svg:height="3.246cm" svg:x="2.536cm" svg:y="17.154cm">
          <text:p text:style-name="P1"><text:span text:style-name="T3">men</text:span><text:span text:style-name="T3">uOu</text:span><text:span text:style-name="T3">t</text:span></text:p>
          <text:p text:style-name="P1"><text:span text:style-name="T4"/></text:p>
          <text:p text:style-name="P1"><text:span text:style-name="T4">oper</text:span><text:span text:style-name="T4">ator</text:span><text:span text:style-name="T4">&lt;&lt;</text:span><text:span text:style-name="T4"><text:line-break/></text:span><text:span text:style-name="T4">print</text:span><text:span text:style-name="T4">Men</text:span><text:span text:style-name="T4">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4" xml:id="id22" draw:id="id22" draw:layer="layout" svg:width="4.199cm" svg:height="3.247cm" svg:x="8.357cm" svg:y="7.553cm">
          <text:p text:style-name="P1"><text:span text:style-name="T5">menuNode</text:span></text:p>
          <text:p text:style-name="P1"><text:span text:style-name="T4"/></text:p>
          <text:p text:style-name="P1"><text:span text:style-name="T4">chang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4" xml:id="id23" draw:id="id23" draw:layer="layout" svg:width="4.199cm" svg:height="3.247cm" svg:x="8.3cm" svg:y="3.553cm">
          <text:p text:style-name="P1"><text:span text:style-name="T5">menuField</text:span></text:p>
          <text:p text:style-name="P1"><text:span text:style-name="T4"/></text:p>
          <text:p text:style-name="P1"><text:span text:style-name="T4">navigate</text:span><text:span text:style-name="T4"><text:line-break/></text:span><text:span text:style-name="T4">printTo</text:span><text:span text:style-name="T4"><text:line-break/></text:span><text:span text:style-name="T4">chang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4" xml:id="id24" draw:id="id24" draw:layer="layout" svg:width="4.199cm" svg:height="3.247cm" svg:x="11.306cm" svg:y="12.053cm">
          <text:p text:style-name="P1"><text:span text:style-name="T5">menuVariant</text:span></text:p>
          <text:p text:style-name="P1"><text:span text:style-name="T4"/></text:p>
          <text:p text:style-name="P1"><text:span text:style-name="T4">navigate</text:span><text:span text:style-name="T4"><text:line-break/></text:span><text:span text:style-name="T4">chang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4" xml:id="id25" draw:id="id25" draw:layer="layout" svg:width="4.199cm" svg:height="3.247cm" svg:x="14.901cm" svg:y="16.3cm">
          <text:p text:style-name="P1"><text:span text:style-name="T5">select</text:span></text:p>
          <text:p text:style-name="P1"><text:span text:style-name="T4"/></text:p>
          <text:p text:style-name="P1"><text:span text:style-name="T4">print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4" xml:id="id26" draw:id="id26" draw:layer="layout" svg:width="4.199cm" svg:height="3.247cm" svg:x="14.901cm" svg:y="20.253cm">
          <text:p text:style-name="P1"><text:span text:style-name="T5">toggle</text:span></text:p>
          <text:p text:style-name="P1"><text:span text:style-name="T4"/></text:p>
          <text:p text:style-name="P1"><text:span text:style-name="T4">printTo</text:span><text:span text:style-name="T4"><text:line-break/></text:span><text:span text:style-name="T4">activ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0" draw:layer="layout" svg:x1="4.418cm" svg:y1="6.247cm" svg:x2="4.418cm" svg:y2="7.553cm" draw:start-shape="id20" draw:start-glue-point="6" draw:end-shape="id21" draw:end-glue-point="4" svg:d="M4418 6247v1306" svg:viewBox="0 0 1 1307">
          <text:p/>
        </draw:connector>
        <draw:connector draw:style-name="gr5" draw:text-style-name="P10" draw:layer="layout" svg:x1="6.3cm" svg:y1="9.177cm" svg:x2="8.357cm" svg:y2="9.176cm" draw:start-shape="id21" draw:start-glue-point="7" draw:end-shape="id22" svg:d="M6300 9177h1029v-1h1028" svg:viewBox="0 0 2058 2">
          <text:p/>
        </draw:connector>
        <draw:connector draw:style-name="gr5" draw:text-style-name="P10" draw:layer="layout" svg:x1="6.3cm" svg:y1="9.177cm" svg:x2="8.3cm" svg:y2="5.177cm" draw:start-shape="id21" draw:start-glue-point="7" draw:end-shape="id23" draw:end-glue-point="5" svg:d="M6300 9177h1000v-4000h1000" svg:viewBox="0 0 2001 4001">
          <text:p/>
        </draw:connector>
        <draw:connector draw:style-name="gr5" draw:text-style-name="P10" draw:layer="layout" svg:x1="10.457cm" svg:y1="10.8cm" svg:x2="11.306cm" svg:y2="13.677cm" draw:start-shape="id22" draw:start-glue-point="6" draw:end-shape="id24" draw:end-glue-point="5" svg:d="M10457 10800v2877h849" svg:viewBox="0 0 850 2878">
          <text:p/>
        </draw:connector>
        <draw:connector draw:style-name="gr5" draw:text-style-name="P10" draw:layer="layout" svg:x1="13.406cm" svg:y1="15.3cm" svg:x2="14.901cm" svg:y2="17.924cm" draw:start-shape="id24" draw:start-glue-point="6" draw:end-shape="id25" draw:end-glue-point="5" svg:d="M13406 15300v2624h1495" svg:viewBox="0 0 1496 2625">
          <text:p/>
        </draw:connector>
        <draw:connector draw:style-name="gr5" draw:text-style-name="P10" draw:layer="layout" svg:x1="13.406cm" svg:y1="15.3cm" svg:x2="14.901cm" svg:y2="21.877cm" draw:start-shape="id24" draw:start-glue-point="6" draw:end-shape="id26" draw:end-glue-point="5" svg:d="M13406 15300v6577h1495" svg:viewBox="0 0 1496 6578">
          <text:p/>
        </draw:connector>
      </draw:page>
      <draw:page draw:name="page3" draw:style-name="dp1" draw:master-page-name="Padrão">
        <draw:custom-shape draw:style-name="gr25" draw:text-style-name="P1" xml:id="id28" draw:id="id28" draw:layer="layout" svg:width="6.1cm" svg:height="1.5cm" svg:x="1.3cm" svg:y="4.7cm">
          <text:p text:style-name="P1">navRoot::poll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6" draw:text-style-name="P1" xml:id="id29" draw:id="id29" draw:layer="layout" svg:width="4.5cm" svg:height="1.7cm" svg:x="2.1cm" svg:y="7.6cm">
          <text:p text:style-name="P1">navFocu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7" draw:text-style-name="P15" xml:id="id30" draw:id="id30" draw:layer="layout" svg:width="7.8cm" svg:height="1.4cm" svg:x="7.7cm" svg:y="7.75cm">
          <text:p text:style-name="P1">navTarget::naviga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8" draw:text-style-name="P1" xml:id="id27" draw:id="id27" draw:layer="layout" svg:width="3.9cm" svg:height="1.3cm" svg:x="2.4cm" svg:y="2.2cm">
          <text:p text:style-name="P1">Stream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5" draw:text-style-name="P10" draw:layer="layout" svg:x1="4.35cm" svg:y1="3.398cm" svg:x2="4.35cm" svg:y2="4.7cm" draw:start-shape="id27" draw:start-glue-point="6" draw:end-shape="id28" draw:end-glue-point="0" svg:d="M4350 3398v1302" svg:viewBox="0 0 1 1303">
          <text:p/>
        </draw:connector>
        <draw:connector draw:style-name="gr5" draw:text-style-name="P10" draw:layer="layout" svg:x1="4.35cm" svg:y1="6.2cm" svg:x2="4.35cm" svg:y2="7.6cm" draw:start-shape="id28" draw:start-glue-point="2" draw:end-shape="id29" draw:end-glue-point="0" svg:d="M4350 6200v1400" svg:viewBox="0 0 1 1401">
          <text:p/>
        </draw:connector>
        <draw:connector draw:style-name="gr5" draw:text-style-name="P10" draw:layer="layout" svg:x1="6.6cm" svg:y1="8.45cm" svg:x2="7.7cm" svg:y2="8.45cm" draw:start-shape="id29" draw:start-glue-point="1" draw:end-shape="id30" svg:d="M6600 8450h1100" svg:viewBox="0 0 1101 1">
          <text:p/>
        </draw:connector>
        <draw:custom-shape draw:style-name="gr29" draw:text-style-name="P1" xml:id="id31" draw:id="id31" draw:layer="layout" svg:width="5.8cm" svg:height="1.4cm" svg:x="13.1cm" svg:y="10.2cm">
          <text:p text:style-name="P1">navRoot::en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" xml:id="id32" draw:id="id32" draw:layer="layout" svg:width="5.8cm" svg:height="1.4cm" svg:x="13.1cm" svg:y="12.1cm">
          <text:p text:style-name="P1">navRoot::exi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0" draw:layer="layout" svg:x1="11.6cm" svg:y1="9.15cm" svg:x2="13.1cm" svg:y2="10.9cm" draw:start-shape="id30" draw:start-glue-point="2" draw:end-shape="id31" draw:end-glue-point="5" svg:d="M11600 9150v1750h1500" svg:viewBox="0 0 1501 1751">
          <text:p/>
        </draw:connector>
        <draw:connector draw:style-name="gr5" draw:text-style-name="P10" draw:layer="layout" svg:x1="11.6cm" svg:y1="9.15cm" svg:x2="13.1cm" svg:y2="12.8cm" draw:start-shape="id30" draw:start-glue-point="2" draw:end-shape="id32" draw:end-glue-point="5" svg:d="M11600 9150v3650h1500" svg:viewBox="0 0 1501 3651">
          <text:p/>
        </draw:connector>
      </draw:page>
      <draw:page draw:name="page4" draw:style-name="dp1" draw:master-page-name="Padrão">
        <draw:custom-shape draw:style-name="gr30" draw:text-style-name="P1" draw:layer="layout" svg:width="6.1cm" svg:height="0.9cm" svg:x="5.5cm" svg:y="3.5cm">
          <text:p text:style-name="P1">navRoot::E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9.5cm" svg:height="1.9cm" svg:x="3.8cm" svg:y="5.5cm">
          <text:p text:style-name="P1">Enabled &amp; allow activ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" draw:layer="layout" svg:width="4.4cm" svg:height="1.2cm" svg:x="15.2cm" svg:y="5.9cm">
          <text:p text:style-name="P1">noCm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7.7cm" svg:height="1.7cm" svg:x="4.8cm" svg:y="9cm">
          <text:p text:style-name="P1">Send enter event <text:line-break/>to active nod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2cm" fo:padding-bottom="0.125cm" fo:padding-left="0.25cm" fo:padding-right="0.25cm" draw:shadow="hidden" draw:shadow-offset-x="0.2cm" draw:shadow-offset-y="0.2cm" draw:shadow-color="#808080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>
        <svg:title>Arduino menu class derivation map</svg:title>
      </draw:layer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3T12:46:42.116687232</meta:creation-date>
    <dc:date>2017-03-01T03:41:38.061660252</dc:date>
    <meta:editing-duration>PT11H5M37S</meta:editing-duration>
    <meta:editing-cycles>27</meta:editing-cycles>
    <meta:generator>LibreOffice/5.1.6.2$Linux_X86_64 LibreOffice_project/10m0$Build-2</meta:generator>
    <meta:document-statistic meta:object-count="72"/>
  </office:meta>
</office:document-meta>
</file>